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494cm" fo:margin-left="0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9.393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Preformatted_20_Text" style:list-style-name="L3"/>
    <style:style style:name="P2" style:family="paragraph" style:parent-style-name="Preformatted_20_Text" style:list-style-name="L3">
      <style:text-properties officeooo:paragraph-rsid="00583fa7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2"/>
    <style:style style:name="P5" style:family="paragraph" style:parent-style-name="Preformatted_20_Text" style:list-style-name="L4"/>
    <style:style style:name="P6" style:family="paragraph" style:parent-style-name="Preformatted_20_Text" style:list-style-name="L5"/>
    <style:style style:name="P7" style:family="paragraph" style:parent-style-name="Preformatted_20_Text">
      <style:text-properties officeooo:paragraph-rsid="0045d7f8"/>
    </style:style>
    <style:style style:name="P8" style:family="paragraph" style:parent-style-name="Preformatted_20_Text">
      <style:text-properties officeooo:rsid="00486e3a" officeooo:paragraph-rsid="00486e3a"/>
    </style:style>
    <style:style style:name="P9" style:family="paragraph" style:parent-style-name="Preformatted_20_Text">
      <style:text-properties officeooo:rsid="00486e3a" officeooo:paragraph-rsid="004d1a50"/>
    </style:style>
    <style:style style:name="P10" style:family="paragraph" style:parent-style-name="Preformatted_20_Text">
      <style:text-properties officeooo:rsid="00486e3a" officeooo:paragraph-rsid="0051d41d"/>
    </style:style>
    <style:style style:name="P11" style:family="paragraph" style:parent-style-name="Preformatted_20_Text">
      <style:text-properties fo:font-weight="bold" style:font-weight-asian="bold" style:font-weight-complex="bold"/>
    </style:style>
    <style:style style:name="P12" style:family="paragraph" style:parent-style-name="Preformatted_20_Text">
      <style:text-properties fo:font-weight="bold" officeooo:rsid="004a7f29" officeooo:paragraph-rsid="004a7f29" style:font-weight-asian="bold" style:font-weight-complex="bold"/>
    </style:style>
    <style:style style:name="P13" style:family="paragraph" style:parent-style-name="Preformatted_20_Text">
      <style:text-properties fo:font-weight="bold" officeooo:rsid="005347fe" officeooo:paragraph-rsid="005347fe" style:font-weight-asian="bold" style:font-weight-complex="bold"/>
    </style:style>
    <style:style style:name="P14" style:family="paragraph" style:parent-style-name="Preformatted_20_Text">
      <style:text-properties fo:font-weight="bold" officeooo:paragraph-rsid="005481bd" style:font-weight-asian="bold" style:font-weight-complex="bold"/>
    </style:style>
    <style:style style:name="P15" style:family="paragraph" style:parent-style-name="Preformatted_20_Text" style:list-style-name="L3">
      <style:text-properties fo:font-weight="bold" style:font-weight-asian="bold" style:font-weight-complex="bold"/>
    </style:style>
    <style:style style:name="P16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17" style:family="paragraph" style:parent-style-name="Preformatted_20_Text">
      <style:text-properties fo:font-size="13pt" fo:font-weight="bold" officeooo:paragraph-rsid="004d1a50" style:font-size-asian="13pt" style:font-weight-asian="bold" style:font-size-complex="13pt" style:font-weight-complex="bold"/>
    </style:style>
    <style:style style:name="P18" style:family="paragraph" style:parent-style-name="Preformatted_20_Text">
      <style:text-properties fo:font-size="13pt" fo:font-weight="bold" officeooo:paragraph-rsid="004e95d2" style:font-size-asian="13pt" style:font-weight-asian="bold" style:font-size-complex="13pt" style:font-weight-complex="bold"/>
    </style:style>
    <style:style style:name="P19" style:family="paragraph" style:parent-style-name="Preformatted_20_Text">
      <style:text-properties fo:font-size="13pt" fo:font-weight="bold" officeooo:paragraph-rsid="0051d41d" style:font-size-asian="13pt" style:font-weight-asian="bold" style:font-size-complex="13pt" style:font-weight-complex="bold"/>
    </style:style>
    <style:style style:name="P20" style:family="paragraph" style:parent-style-name="Preformatted_20_Text">
      <style:text-properties fo:font-size="13pt" fo:font-weight="bold" officeooo:paragraph-rsid="005481bd" style:font-size-asian="13pt" style:font-weight-asian="bold" style:font-size-complex="13pt" style:font-weight-complex="bold"/>
    </style:style>
    <style:style style:name="P21" style:family="paragraph" style:parent-style-name="Preformatted_20_Text">
      <style:text-properties fo:font-style="italic" officeooo:rsid="004e95d2" officeooo:paragraph-rsid="004e95d2" style:font-style-asian="italic" style:font-style-complex="italic"/>
    </style:style>
    <style:style style:name="P22" style:family="paragraph" style:parent-style-name="Preformatted_20_Text">
      <style:text-properties fo:font-style="italic" officeooo:rsid="004e95d2" officeooo:paragraph-rsid="0051d41d" style:font-style-asian="italic" style:font-style-complex="italic"/>
    </style:style>
    <style:style style:name="P23" style:family="paragraph" style:parent-style-name="Preformatted_20_Text">
      <style:text-properties fo:font-style="italic" officeooo:rsid="00486e3a" officeooo:paragraph-rsid="00486e3a" style:font-style-asian="italic" style:font-style-complex="italic"/>
    </style:style>
    <style:style style:name="P24" style:family="paragraph" style:parent-style-name="Preformatted_20_Text">
      <style:text-properties fo:font-style="italic" fo:font-weight="bold" officeooo:rsid="0051d41d" officeooo:paragraph-rsid="0051d41d" style:font-style-asian="italic" style:font-weight-asian="bold" style:font-style-complex="italic" style:font-weight-complex="bold"/>
    </style:style>
    <style:style style:name="P25" style:family="paragraph" style:parent-style-name="Preformatted_20_Text">
      <style:text-properties officeooo:rsid="0051d41d"/>
    </style:style>
    <style:style style:name="P26" style:family="paragraph" style:parent-style-name="Preformatted_20_Text">
      <style:text-properties officeooo:rsid="0051d41d" officeooo:paragraph-rsid="0051d41d"/>
    </style:style>
    <style:style style:name="P27" style:family="paragraph" style:parent-style-name="Preformatted_20_Text">
      <style:text-properties officeooo:paragraph-rsid="0051d41d"/>
    </style:style>
    <style:style style:name="P28" style:family="paragraph" style:parent-style-name="Preformatted_20_Text">
      <style:text-properties fo:font-style="normal" style:text-underline-style="none" fo:font-weight="bold" officeooo:rsid="0051d41d" officeooo:paragraph-rsid="0051d41d" style:font-style-asian="normal" style:font-weight-asian="bold" style:font-style-complex="normal" style:font-weight-complex="bold"/>
    </style:style>
    <style:style style:name="P29" style:family="paragraph" style:parent-style-name="Preformatted_20_Text">
      <style:text-properties officeooo:paragraph-rsid="005481bd"/>
    </style:style>
    <style:style style:name="P30" style:family="paragraph" style:parent-style-name="Preformatted_20_Text">
      <style:text-properties fo:font-size="10pt" fo:font-weight="normal" style:font-size-asian="10pt" style:font-weight-asian="normal" style:font-size-complex="10pt" style:font-weight-complex="normal"/>
    </style:style>
    <style:style style:name="P31" style:family="paragraph" style:parent-style-name="Preformatted_20_Text" style:list-style-name="L3">
      <style:text-properties officeooo:rsid="00583fa7" officeooo:paragraph-rsid="00583fa7"/>
    </style:style>
    <style:style style:name="P32" style:family="paragraph" style:parent-style-name="Preformatted_20_Text" style:list-style-name="L6">
      <style:text-properties officeooo:paragraph-rsid="00583fa7"/>
    </style:style>
    <style:style style:name="P3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f3b5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8cdb5"/>
    </style:style>
    <style:style style:name="T4" style:family="text">
      <style:text-properties officeooo:rsid="0036e1d9"/>
    </style:style>
    <style:style style:name="T5" style:family="text">
      <style:text-properties style:font-name="Liberation Serif" fo:font-size="13pt" style:text-underline-style="none" officeooo:rsid="00333525" style:font-size-asian="13pt" style:font-size-complex="13pt"/>
    </style:style>
    <style:style style:name="T6" style:family="text">
      <style:text-properties style:font-name="Liberation Serif" fo:font-size="13pt" style:text-underline-style="none" fo:font-weight="bold" officeooo:rsid="0038180a" style:font-size-asian="13pt" style:font-weight-asian="bold" style:font-size-complex="13pt" style:font-weight-complex="bold"/>
    </style:style>
    <style:style style:name="T7" style:family="text">
      <style:text-properties style:font-name="Liberation Serif" fo:font-size="13pt" style:font-size-asian="13pt" style:font-size-complex="13pt"/>
    </style:style>
    <style:style style:name="T8" style:family="text">
      <style:text-properties style:font-name="Liberation Serif" fo:font-size="13pt" officeooo:rsid="0036e1d9" style:font-size-asian="13pt" style:font-size-complex="13pt"/>
    </style:style>
    <style:style style:name="T9" style:family="text"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T10" style:family="text">
      <style:text-properties style:font-name="Liberation Serif" fo:font-size="13pt" fo:font-weight="bold" officeooo:rsid="0036e1d9" style:font-size-asian="13pt" style:font-weight-asian="bold" style:font-size-complex="13pt" style:font-weight-complex="bold"/>
    </style:style>
    <style:style style:name="T11" style:family="text">
      <style:text-properties style:font-name="Liberation Serif" fo:font-size="13pt" fo:font-weight="normal" style:font-size-asian="13pt" style:font-weight-asian="normal" style:font-size-complex="13pt" style:font-weight-complex="normal"/>
    </style:style>
    <style:style style:name="T12" style:family="text">
      <style:text-properties style:font-name="Liberation Serif" fo:font-size="13pt" fo:font-weight="normal" officeooo:rsid="0036e1d9" style:font-size-asian="13pt" style:font-weight-asian="normal" style:font-size-complex="13pt" style:font-weight-complex="normal"/>
    </style:style>
    <style:style style:name="T13" style:family="tex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T14" style:family="text">
      <style:text-properties style:font-name="Liberation Serif" fo:font-size="10pt" fo:font-weight="normal" officeooo:rsid="0036e1d9" style:font-size-asian="10pt" style:font-weight-asian="normal" style:font-size-complex="10pt" style:font-weight-complex="normal"/>
    </style:style>
    <style:style style:name="T15" style:family="text">
      <style:text-properties style:font-name="Liberation Serif" fo:font-weight="normal" style:font-weight-asian="normal" style:font-weight-complex="normal"/>
    </style:style>
    <style:style style:name="T16" style:family="text">
      <style:text-properties style:font-name="Liberation Serif" fo:font-weight="normal" officeooo:rsid="0036e1d9" style:font-weight-asian="normal" style:font-weight-complex="normal"/>
    </style:style>
    <style:style style:name="T17" style:family="text">
      <style:text-properties officeooo:rsid="0039be33"/>
    </style:style>
    <style:style style:name="T18" style:family="text">
      <style:text-properties officeooo:rsid="003b05da"/>
    </style:style>
    <style:style style:name="T19" style:family="text">
      <style:text-properties officeooo:rsid="003d228c"/>
    </style:style>
    <style:style style:name="T20" style:family="text">
      <style:text-properties officeooo:rsid="0042332b"/>
    </style:style>
    <style:style style:name="T21" style:family="text">
      <style:text-properties officeooo:rsid="00431acd"/>
    </style:style>
    <style:style style:name="T22" style:family="text">
      <style:text-properties officeooo:rsid="0045d7f8"/>
    </style:style>
    <style:style style:name="T23" style:family="text">
      <style:text-properties officeooo:rsid="00477dd7"/>
    </style:style>
    <style:style style:name="T24" style:family="text">
      <style:text-properties officeooo:rsid="0049d715"/>
    </style:style>
    <style:style style:name="T25" style:family="text">
      <style:text-properties officeooo:rsid="004d6507"/>
    </style:style>
    <style:style style:name="T26" style:family="text">
      <style:text-properties officeooo:rsid="004e95d2"/>
    </style:style>
    <style:style style:name="T27" style:family="text">
      <style:text-properties officeooo:rsid="00502157"/>
    </style:style>
    <style:style style:name="T28" style:family="text">
      <style:text-properties officeooo:rsid="00513b99"/>
    </style:style>
    <style:style style:name="T29" style:family="text">
      <style:text-properties officeooo:rsid="00516bc6"/>
    </style:style>
    <style:style style:name="T30" style:family="text">
      <style:text-properties officeooo:rsid="0051d41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4e95d2" style:font-weight-asian="bold" style:font-weight-complex="bold"/>
    </style:style>
    <style:style style:name="T33" style:family="text">
      <style:text-properties fo:font-style="italic" officeooo:rsid="0051d41d" style:font-style-asian="italic" style:font-style-complex="italic"/>
    </style:style>
    <style:style style:name="T34" style:family="text">
      <style:text-properties fo:font-size="13pt" fo:font-weight="bold" style:font-size-asian="13pt" style:font-weight-asian="bold" style:font-size-complex="13pt" style:font-weight-complex="bold"/>
    </style:style>
    <style:style style:name="T35" style:family="text">
      <style:text-properties fo:font-size="13pt" fo:font-weight="bold" officeooo:rsid="0051d41d" style:font-size-asian="13pt" style:font-weight-asian="bold" style:font-size-complex="13pt" style:font-weight-complex="bold"/>
    </style:style>
    <style:style style:name="T36" style:family="text">
      <style:text-properties fo:font-size="13pt" fo:font-weight="bold" officeooo:rsid="005481bd" style:font-size-asian="13pt" style:font-weight-asian="bold" style:font-size-complex="13pt" style:font-weight-complex="bold"/>
    </style:style>
    <style:style style:name="T37" style:family="text">
      <style:text-properties fo:font-style="normal" style:text-underline-style="none" fo:font-weight="bold" officeooo:rsid="0051d41d" style:font-style-asian="normal" style:font-weight-asian="bold" style:font-style-complex="normal" style:font-weight-complex="bold"/>
    </style:style>
    <style:style style:name="T38" style:family="text">
      <style:text-properties officeooo:rsid="005347fe"/>
    </style:style>
    <style:style style:name="T39" style:family="text">
      <style:text-properties officeooo:rsid="005481bd"/>
    </style:style>
    <style:style style:name="T40" style:family="text">
      <style:text-properties fo:font-size="10pt" fo:font-weight="normal" style:font-size-asian="10pt" style:font-weight-asian="normal" style:font-size-complex="10pt" style:font-weight-complex="normal"/>
    </style:style>
    <style:style style:name="T41" style:family="text">
      <style:text-properties officeooo:rsid="005d33f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34">MONGO DB </text:span><text:span text:style-name="T36">RESEARCH</text:span></text:p>
      <text:p text:style-name="Preformatted_20_Text"/>
      <text:p text:style-name="P11">Why NoSQL</text:p>
      <text:p text:style-name="Preformatted_20_Text"><text:tab/>More speed,Scalability, maintanability and other features like realtime.</text:p>
      <text:p text:style-name="Preformatted_20_Text"/>
      <text:p text:style-name="P11">What is MongoDB</text:p>
      <text:p text:style-name="Preformatted_20_Text"><text:tab/>MongoDB is a cross-platform, document oriented database that provides, high performance, high availability, and easy scalability. MongoDB works on concept of collection and document.</text:p>
      <text:p text:style-name="Preformatted_20_Text"/>
      <text:p text:style-name="P11">It is open Source. Created in C++</text:p>
      <text:p text:style-name="P11"/>
      <text:p text:style-name="P11">It is Case Sensitive</text:p>
      <text:p text:style-name="Preformatted_20_Text"/>
      <text:p text:style-name="Preformatted_20_Text">MongoDB, there is no concept of relationship.</text:p>
      <text:p text:style-name="Preformatted_20_Text"/>
      <text:p text:style-name="P13">Diffence between mongo and RDBMS</text:p>
      <text:p text:style-name="P1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reformatted_20_Text">RDBMS</text:p>
          </table:table-cell>
          <table:table-cell table:style-name="Table1.A1" office:value-type="string">
            <text:p text:style-name="Preformatted_20_Text">MongoDB</text:p>
          </table:table-cell>
        </table:table-row>
        <table:table-row>
          <table:table-cell table:style-name="Table1.A1" office:value-type="string">
            <text:p text:style-name="Preformatted_20_Text">Database</text:p>
          </table:table-cell>
          <table:table-cell table:style-name="Table1.A1" office:value-type="string">
            <text:p text:style-name="Preformatted_20_Text">Database</text:p>
          </table:table-cell>
        </table:table-row>
        <table:table-row>
          <table:table-cell table:style-name="Table1.A1" office:value-type="string">
            <text:p text:style-name="Preformatted_20_Text">Table</text:p>
          </table:table-cell>
          <table:table-cell table:style-name="Table1.A1" office:value-type="string">
            <text:p text:style-name="Preformatted_20_Text">Collection</text:p>
          </table:table-cell>
        </table:table-row>
        <table:table-row>
          <table:table-cell table:style-name="Table1.A1" office:value-type="string">
            <text:p text:style-name="Preformatted_20_Text">Tuple/Row</text:p>
          </table:table-cell>
          <table:table-cell table:style-name="Table1.A1" office:value-type="string">
            <text:p text:style-name="Preformatted_20_Text">Document</text:p>
          </table:table-cell>
        </table:table-row>
        <table:table-row>
          <table:table-cell table:style-name="Table1.A1" office:value-type="string">
            <text:p text:style-name="Preformatted_20_Text">column</text:p>
          </table:table-cell>
          <table:table-cell table:style-name="Table1.A1" office:value-type="string">
            <text:p text:style-name="Preformatted_20_Text">Field</text:p>
          </table:table-cell>
        </table:table-row>
        <table:table-row>
          <table:table-cell table:style-name="Table1.A1" office:value-type="string">
            <text:p text:style-name="Preformatted_20_Text">Table Join</text:p>
          </table:table-cell>
          <table:table-cell table:style-name="Table1.A1" office:value-type="string">
            <text:p text:style-name="Preformatted_20_Text">Embedded Documents</text:p>
          </table:table-cell>
        </table:table-row>
        <table:table-row>
          <table:table-cell table:style-name="Table1.A1" office:value-type="string">
            <text:p text:style-name="Preformatted_20_Text">Primary Key</text:p>
          </table:table-cell>
          <table:table-cell table:style-name="Table1.A1" office:value-type="string">
            <text:p text:style-name="Preformatted_20_Text">Primary Key (Default key _id provided by mongodb itself)</text:p>
          </table:table-cell>
        </table:table-row>
      </table:table>
      <text:p text:style-name="Preformatted_20_Text"/>
      <text:p text:style-name="Preformatted_20_Text"/>
      <text:p text:style-name="P11"><text:span text:style-name="T39">Default Object </text:span>ID <text:span text:style-name="T39">(_id) is made up of</text:span> To<text:span text:style-name="T1">tal 12</text:span> bytes</text:p>
      <text:p text:style-name="Preformatted_20_Text"/>
      <text:list xml:id="list6568392369785712793" text:style-name="L1">
        <text:list-item>
          <text:p text:style-name="P3">4 bytes for the current timestamp</text:p>
        </text:list-item>
        <text:list-item>
          <text:p text:style-name="P3">3 bytes for machine id</text:p>
        </text:list-item>
        <text:list-item>
          <text:p text:style-name="P3">2 bytes for process id </text:p>
        </text:list-item>
        <text:list-item>
          <text:p text:style-name="P3">3 bytes are simple incremental VALUE.<text:tab/></text:p>
        </text:list-item>
      </text:list>
      <text:p text:style-name="Preformatted_20_Text"/>
      <text:p text:style-name="P11">Install MongoDB on Ubuntu</text:p>
      <text:p text:style-name="Preformatted_20_Text"/>
      <text:p text:style-name="Preformatted_20_Text"><text:span text:style-name="T38">1 </text:span>sudo apt-key adv --keyserver hkp://keyserver.ubuntu.com:80 --recv 7F0CEB10</text:p>
      <text:p text:style-name="Preformatted_20_Text"><text:span text:style-name="T38">2 </text:span>echo 'deb http://downloads-distro.mongodb.org/repo/ubuntu-upstart dist 10gen' </text:p>
      <text:p text:style-name="Preformatted_20_Text"><text:s text:c="3"/>| sudo tee /etc/apt/sources.list.d/mongodb.list</text:p>
      <text:p text:style-name="Preformatted_20_Text"><text:span text:style-name="T38">3 </text:span>sudo apt-get update</text:p>
      <text:p text:style-name="Preformatted_20_Text"><text:span text:style-name="T38">4 </text:span>apt-get install mongodb-10gen = 2.2.3</text:p>
      <text:p text:style-name="Preformatted_20_Text"/>
      <text:p text:style-name="Preformatted_20_Text"><text:span text:style-name="T38">5 </text:span>Start MongoDB</text:p>
      <text:p text:style-name="Preformatted_20_Text"><text:span text:style-name="T38">6 </text:span>sudo service mongodb start</text:p>
      <text:p text:style-name="Preformatted_20_Text"><text:span text:style-name="T38">7 </text:span>Stop MongoDB</text:p>
      <text:p text:style-name="Preformatted_20_Text"><text:span text:style-name="T38">8 </text:span>sudo service mongodb stop</text:p>
      <text:p text:style-name="Preformatted_20_Text"><text:span text:style-name="T38">9 </text:span>Restart MongoDB</text:p>
      <text:p text:style-name="Preformatted_20_Text"><text:span text:style-name="T38">10 </text:span>sudo service mongodb restart</text:p>
      <text:p text:style-name="Preformatted_20_Text"/>
      <text:p text:style-name="P11">To use MongoDB run the following command.</text:p>
      <text:p text:style-name="Preformatted_20_Text"><text:span text:style-name="T39">$ </text:span>mongo</text:p>
      <text:p text:style-name="Preformatted_20_Text"/>
      <text:p text:style-name="P11">Commands</text:p>
      <text:p text:style-name="P11"/>
      <text:p text:style-name="P29">db.help() -- Give you the list of commands with basic decription</text:p>
      <text:p text:style-name="P29"><text:span text:style-name="T2">db.listCommands() -- lists all the db commands</text:span></text:p>
      <text:p text:style-name="Preformatted_20_Text"><text:soft-page-break/></text:p>
      <text:p text:style-name="Preformatted_20_Text"><text:span text:style-name="T31">Create Database</text:span></text:p>
      <text:p text:style-name="Preformatted_20_Text"><text:s text:c="3"/>use DATABASE_NAME</text:p>
      <text:p text:style-name="Preformatted_20_Text"/>
      <text:p text:style-name="Preformatted_20_Text"/>
      <text:p text:style-name="Preformatted_20_Text">db.createCollection(name, options)</text:p>
      <text:p text:style-name="Preformatted_20_Text"/>
      <text:p text:style-name="Preformatted_20_Text">db.COLLECTION_NAME.insert(document)</text:p>
      <text:p text:style-name="Preformatted_20_Text"/>
      <text:p text:style-name="Preformatted_20_Text">db.Person.find()</text:p>
      <text:p text:style-name="Preformatted_20_Text"/>
      <text:p text:style-name="Preformatted_20_Text">db.Person.update({'name':"Ayan"},{$set:{"name":"AyanGadpal"}})</text:p>
      <text:p text:style-name="Preformatted_20_Text"/>
      <text:p text:style-name="Preformatted_20_Text">db.<text:span text:style-name="T3">Person</text:span>.remove(DELLETION_CRITTERIA)</text:p>
      <text:p text:style-name="Preformatted_20_Text"/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ASSIGNMENT 1<text:span text:style-name="T30">2</text:span></text:p>
      <text:p text:style-name="P20"/>
      <text:p text:style-name="P20">MONGO DB</text:p>
      <text:p text:style-name="P14"/>
      <text:p text:style-name="Preformatted_20_Text"/>
      <text:p text:style-name="Preformatted_20_Text">Create a NOSQL DB on “Order management System" using</text:p>
      <text:p text:style-name="Preformatted_20_Text">MongoDB and implement following operations on document.</text:p>
      <text:p text:style-name="Preformatted_20_Text">Insert</text:p>
      <text:p text:style-name="Preformatted_20_Text"/>
      <text:p text:style-name="Preformatted_20_Text">23/08/2018</text:p>
      <text:p text:style-name="Preformatted_20_Text">(batch insert, insert validation)</text:p>
      <text:p text:style-name="Preformatted_20_Text"/>
      <text:list xml:id="list8356444238293692162" text:style-name="L2">
        <text:list-item>
          <text:p text:style-name="P4">Save</text:p>
        </text:list-item>
      </text:list>
      <text:p text:style-name="Preformatted_20_Text"><text:tab/><text:tab/>db.product.save(</text:p>
      <text:p text:style-name="Preformatted_20_Text"><text:tab/><text:tab/><text:tab/>{</text:p>
      <text:p text:style-name="Preformatted_20_Text"><text:tab/><text:tab/><text:tab/><text:tab/>item: "Book",</text:p>
      <text:p text:style-name="Preformatted_20_Text"><text:tab/><text:tab/><text:tab/><text:tab/>qnty:40,</text:p>
      <text:p text:style-name="Preformatted_20_Text"><text:tab/><text:tab/><text:tab/><text:tab/>price:100</text:p>
      <text:p text:style-name="Preformatted_20_Text"><text:tab/><text:tab/><text:tab/>}</text:p>
      <text:p text:style-name="Preformatted_20_Text"><text:tab/><text:tab/>)</text:p>
      <text:p text:style-name="Preformatted_20_Text"/>
      <text:list xml:id="list122822007275031" text:continue-numbering="true" text:style-name="L2">
        <text:list-item>
          <text:p text:style-name="P4">Remove</text:p>
          <text:list>
            <text:list-item>
              <text:list>
                <text:list-header>
                  <text:p text:style-name="P4">db.product.drop()</text:p>
                </text:list-header>
              </text:list>
            </text:list-item>
          </text:list>
        </text:list-item>
        <text:list-item>
          <text:p text:style-name="P4">Update</text:p>
          <text:list>
            <text:list-item>
              <text:list>
                <text:list-item>
                  <text:p text:style-name="P4">db.product.update ( { item:"Book", qnty:{ $gt:23 } } , { $set:{ qnty:4 } } )</text:p>
                </text:list-item>
              </text:list>
            </text:list-item>
          </text:list>
        </text:list-item>
        <text:list-item>
          <text:p text:style-name="P4">Replace Document</text:p>
          <text:list>
            <text:list-item>
              <text:list>
                <text:list-item>
                  <text:p text:style-name="P4">db.product.replaceOne({"item":"Book"},{"item":"PEN"})</text:p>
                </text:list-item>
              </text:list>
            </text:list-item>
          </text:list>
        </text:list-item>
        <text:list-item>
          <text:p text:style-name="P4">Upserts</text:p>
          <text:list>
            <text:list-item>
              <text:list>
                <text:list-item>
                  <text:p text:style-name="P4">This operation first searches for the document if not present then inserts the new document into the database.</text:p>
                </text:list-item>
              </text:list>
            </text:list-item>
          </text:list>
        </text:list-item>
      </text:list>
      <text:p text:style-name="Preformatted_20_Text"><text:span text:style-name="T5"><text:tab/><text:tab/><text:tab/></text:span><text:span text:style-name="Source_20_Text"><text:span text:style-name="T13">db.</text:span></text:span><text:span text:style-name="Source_20_Text"><text:span text:style-name="T14">Shop</text:span></text:span><text:span text:style-name="Source_20_Text"><text:span text:style-name="T13">.update</text:span></text:span></text:p>
      <text:p text:style-name="Preformatted_20_Text"><text:span text:style-name="Source_20_Text"><text:span text:style-name="T40"><text:tab/><text:tab/><text:tab/>(</text:span></text:span></text:p>
      <text:p text:style-name="Preformatted_20_Text"><text:span text:style-name="Source_20_Text"><text:span text:style-name="T13"><text:s text:c="4"/><text:tab/><text:tab/><text:tab/><text:tab/>{ </text:span></text:span><text:span text:style-name="Source_20_Text"><text:span text:style-name="T14">item</text:span></text:span><text:span text:style-name="Source_20_Text"><text:span text:style-name="T13">: "</text:span></text:span><text:span text:style-name="Source_20_Text"><text:span text:style-name="T14">PEN</text:span></text:span><text:span text:style-name="Source_20_Text"><text:span text:style-name="T13">" },</text:span></text:span></text:p>
      <text:p text:style-name="Preformatted_20_Text"><text:span text:style-name="Source_20_Text"><text:span text:style-name="T40"><text:s text:c="3"/><text:tab/><text:tab/><text:tab/><text:tab/> {</text:span></text:span></text:p>
      <text:p text:style-name="Preformatted_20_Text"><text:span text:style-name="Source_20_Text"><text:span text:style-name="T13"><text:s text:c="6"/><text:tab/><text:tab/><text:tab/><text:tab/> </text:span></text:span><text:span text:style-name="Source_20_Text"><text:span text:style-name="T14">item</text:span></text:span><text:span text:style-name="Source_20_Text"><text:span text:style-name="T13">: "</text:span></text:span><text:span text:style-name="Source_20_Text"><text:span text:style-name="T14">PEN</text:span></text:span><text:span text:style-name="Source_20_Text"><text:span text:style-name="T13">",</text:span></text:span></text:p>
      <text:p text:style-name="Preformatted_20_Text"><text:span text:style-name="Source_20_Text"><text:span text:style-name="T13"><text:s text:c="6"/><text:tab/><text:tab/><text:tab/><text:tab/> </text:span></text:span><text:span text:style-name="Source_20_Text"><text:span text:style-name="T14">qynt</text:span></text:span><text:span text:style-name="Source_20_Text"><text:span text:style-name="T13">: 50</text:span></text:span></text:p>
      <text:p text:style-name="Preformatted_20_Text"><text:span text:style-name="Source_20_Text"><text:span text:style-name="T40"><text:s text:c="3"/><text:tab/><text:tab/><text:tab/><text:tab/> },</text:span></text:span></text:p>
      <text:p text:style-name="Preformatted_20_Text"><text:span text:style-name="Source_20_Text"><text:span text:style-name="T40"><text:s text:c="4"/><text:tab/><text:tab/><text:tab/><text:tab/>{ upsert: true }</text:span></text:span></text:p>
      <text:p text:style-name="Preformatted_20_Text"><text:span text:style-name="Source_20_Text"><text:span text:style-name="T40"><text:s/><text:tab/><text:tab/><text:tab/>)</text:span></text:span></text:p>
      <text:p text:style-name="P30"/>
      <text:list xml:id="list122822416126168" text:continue-numbering="true" text:style-name="L2">
        <text:list-item>
          <text:p text:style-name="P4">Update Multiple documents</text:p>
        </text:list-item>
      </text:list>
      <text:p text:style-name="Preformatted_20_Text"><text:tab/><text:tab/><text:span text:style-name="T4"> db.product.updateMany(</text:span></text:p>
      <text:p text:style-name="Preformatted_20_Text"><text:tab/><text:tab/><text:tab/>{item: "PEN"},</text:p>
      <text:p text:style-name="Preformatted_20_Text"><text:tab/><text:tab/><text:tab/> {$set: {test: "success!"}}</text:p>
      <text:p text:style-name="Preformatted_20_Text"><text:tab/><text:tab/>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/>
      <text:p text:style-name="P27"><text:span text:style-name="T34">ASSIGNMENT 1</text:span><text:span text:style-name="T35">3</text:span></text:p>
      <text:p text:style-name="P19"/>
      <text:p text:style-name="P19">Map reduces</text:p>
      <text:p text:style-name="P19"/>
      <text:list xml:id="list8843789731262821145" text:style-name="L3">
        <text:list-item>
          <text:p text:style-name="P15">Find</text:p>
        </text:list-item>
      </text:list>
      <text:list xml:id="list5416362828206008318" text:style-name="L4">
        <text:list-item>
          <text:list>
            <text:list-item>
              <text:list>
                <text:list-item>
                  <text:p text:style-name="P5">db.customer.find().pretty()</text:p>
                  <text:p text:style-name="P5"/>
                </text:list-item>
              </text:list>
            </text:list-item>
          </text:list>
        </text:list-item>
      </text:list>
      <text:list xml:id="list122823584946166" text:continue-list="list8843789731262821145" text:style-name="L3">
        <text:list-item>
          <text:p text:style-name="P2"><text:span text:style-name="T31">FindOne (specific values)</text:span></text:p>
          <text:p text:style-name="P2"><text:span text:style-name="T31"/></text:p>
        </text:list-item>
      </text:list>
      <text:list xml:id="list953566870296942758" text:style-name="L6">
        <text:list-item>
          <text:list>
            <text:list-item>
              <text:list>
                <text:list-item>
                  <text:p text:style-name="P32">db.customer.findOne()</text:p>
                  <text:p text:style-name="P32"/>
                </text:list-item>
              </text:list>
            </text:list-item>
          </text:list>
        </text:list-item>
      </text:list>
      <text:list xml:id="list122822686741338" text:continue-list="list122823584946166" text:style-name="L3">
        <text:list-item>
          <text:p text:style-name="P15">Conditional queries</text:p>
        </text:list-item>
      </text:list>
      <text:p text:style-name="Preformatted_20_Text"/>
      <text:p text:style-name="Preformatted_20_Text"><text:span text:style-name="T6"><text:tab/><text:tab/></text:span>db.<text:span text:style-name="T17">product</text:span>.aggregate(</text:p>
      <text:p text:style-name="Preformatted_20_Text"><text:s text:c="3"/>[</text:p>
      <text:p text:style-name="Preformatted_20_Text"><text:s text:c="6"/>{</text:p>
      <text:p text:style-name="Preformatted_20_Text"><text:s text:c="9"/>$project:</text:p>
      <text:p text:style-name="Preformatted_20_Text"><text:s text:c="11"/>{</text:p>
      <text:p text:style-name="Preformatted_20_Text"><text:s text:c="13"/>item: “<text:span text:style-name="T17">PEN</text:span>",</text:p>
      <text:p text:style-name="Preformatted_20_Text"><text:s text:c="13"/>discount:</text:p>
      <text:p text:style-name="Preformatted_20_Text"><text:s text:c="15"/>{</text:p>
      <text:p text:style-name="Preformatted_20_Text"><text:s text:c="17"/>$cond: { if: { $gte: [ "$q<text:span text:style-name="T17">n</text:span>ty", 250 ] }, then: 30, else: 20 }</text:p>
      <text:p text:style-name="Preformatted_20_Text"><text:s text:c="15"/>}</text:p>
      <text:p text:style-name="Preformatted_20_Text"><text:s text:c="11"/>}</text:p>
      <text:p text:style-name="Preformatted_20_Text"><text:s text:c="6"/>}</text:p>
      <text:p text:style-name="Preformatted_20_Text"><text:s text:c="3"/>]</text:p>
      <text:p text:style-name="Preformatted_20_Text">)</text:p>
      <text:p text:style-name="Preformatted_20_Text"/>
      <text:list xml:id="list122823686165389" text:continue-numbering="true" text:style-name="L3">
        <text:list-item>
          <text:p text:style-name="P31"><text:span text:style-name="T31">BULK INSERT (With js)</text:span></text:p>
          <text:list>
            <text:list-item>
              <text:list>
                <text:list-item>
                  <text:p text:style-name="P1">var bull = db.product.initializeUnorderedBulkOp();</text:p>
                </text:list-item>
                <text:list-item>
                  <text:p text:style-name="P1">&gt; bull.insert({item:"MAN-ASI",qnt:1,status:"F",point:-12});</text:p>
                </text:list-item>
                <text:list-item>
                  <text:p text:style-name="P1">&gt; bull.insert({item:"Dnyanu",qnt:1,status:"A",point:-10002});</text:p>
                </text:list-item>
                <text:list-item>
                  <text:p text:style-name="P1">&gt; bull.insert({item:".c",qnt:1,status:"A*",point:-103002});</text:p>
                </text:list-item>
                <text:list-item>
                  <text:p text:style-name="P1">&gt; bull.insert({item:"A",qnt:1,status:"A",point:103002});</text:p>
                </text:list-item>
                <text:list-item>
                  <text:p text:style-name="P1">&gt; bull.execute();</text:p>
                </text:list-item>
              </text:list>
            </text:list-item>
          </text:list>
        </text:list-item>
      </text:list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7"><text:soft-page-break/><text:span text:style-name="T34">ASSIGNMENT 1</text:span><text:span text:style-name="T35">4</text:span></text:p>
      <text:p text:style-name="P19"/>
      <text:p text:style-name="P19">Map reduces</text:p>
      <text:p text:style-name="Preformatted_20_Text"/>
      <text:p text:style-name="Preformatted_20_Text"><text:tab/>db.product.find({point : {$gt:2}}).forEach(printjson);</text:p>
      <text:p text:style-name="Preformatted_20_Text"/>
      <text:list xml:id="list2224067375887246913" text:style-name="L5">
        <text:list-item>
          <text:p text:style-name="P6"><text:s/>$ where queries</text:p>
        </text:list-item>
      </text:list>
      <text:p text:style-name="Preformatted_20_Text"><text:tab/></text:p>
      <text:p text:style-name="Preformatted_20_Text"><text:tab/>db.product.find( { $where: function() {return (this.item == "MAN-ASI") } } );</text:p>
      <text:p text:style-name="Preformatted_20_Text"/>
      <text:p text:style-name="Preformatted_20_Text"/>
      <text:list xml:id="list122823012597699" text:continue-numbering="true" text:style-name="L5">
        <text:list-item>
          <text:p text:style-name="P6">Cursors</text:p>
          <text:list>
            <text:list-item>
              <text:list>
                <text:list-header>
                  <text:p text:style-name="P6">&gt; var cursor = db.product.find().sort({_id:-1}).limit(10000);</text:p>
                </text:list-header>
                <text:list-item>
                  <text:p text:style-name="P6">&gt; while(cursor.hasNext()){printjsononeline(cursor.next()); }</text:p>
                </text:list-item>
              </text:list>
            </text:list-item>
          </text:list>
        </text:list-item>
      </text:list>
      <text:p text:style-name="Preformatted_20_Text"/>
      <text:p text:style-name="Preformatted_20_Text"/>
      <text:p text:style-name="Preformatted_20_Text">db.createCollection("<text:span text:style-name="T19">ayan</text:span>", {</text:p>
      <text:p text:style-name="Preformatted_20_Text"><text:s text:c="3"/>validator: {</text:p>
      <text:p text:style-name="Preformatted_20_Text"><text:s text:c="6"/>$jsonSchema: {</text:p>
      <text:p text:style-name="Preformatted_20_Text"><text:s text:c="9"/>required: [ "<text:span text:style-name="T18">item</text:span>", "<text:span text:style-name="T18">qnty</text:span>", "<text:span text:style-name="T18">price</text:span>" ],</text:p>
      <text:p text:style-name="Preformatted_20_Text"><text:s text:c="9"/>properties: {</text:p>
      <text:p text:style-name="Preformatted_20_Text"><text:s text:c="13"/><text:span text:style-name="T18">item</text:span>: {</text:p>
      <text:p text:style-name="Preformatted_20_Text"><text:s text:c="15"/>bsonType: "string",</text:p>
      <text:p text:style-name="Preformatted_20_Text"><text:s text:c="15"/>description: "must be a string and is required"</text:p>
      <text:p text:style-name="Preformatted_20_Text"><text:s text:c="12"/>},</text:p>
      <text:p text:style-name="Preformatted_20_Text"><text:s text:c="12"/><text:span text:style-name="T18">qnty</text:span>: {</text:p>
      <text:p text:style-name="Preformatted_20_Text"><text:s text:c="15"/>bsonType: "int",</text:p>
      <text:p text:style-name="Preformatted_20_Text"><text:s text:c="15"/>description: "must be an integer and is required"</text:p>
      <text:p text:style-name="Preformatted_20_Text"><text:s text:c="12"/>},</text:p>
      <text:p text:style-name="Preformatted_20_Text"><text:s text:c="12"/><text:span text:style-name="T18">price</text:span>: {</text:p>
      <text:p text:style-name="Preformatted_20_Text"><text:s text:c="15"/>bsonType:"double" ,</text:p>
      <text:p text:style-name="Preformatted_20_Text"><text:s text:c="15"/>description: "can only be one of the enum values and is required"</text:p>
      <text:p text:style-name="Preformatted_20_Text"><text:s text:c="12"/>}</text:p>
      <text:p text:style-name="Preformatted_20_Text">}</text:p>
      <text:p text:style-name="Preformatted_20_Text">}</text:p>
      <text:p text:style-name="Preformatted_20_Text">}</text:p>
      <text:p text:style-name="Preformatted_20_Text"><text:s text:c="12"/></text:p>
      <text:p text:style-name="Preformatted_20_Text">})</text:p>
      <text:p text:style-name="Preformatted_20_Text">VALIDATION:</text:p>
      <text:p text:style-name="Preformatted_20_Text"/>
      <text:p text:style-name="Preformatted_20_Text"><text:tab/>db.createCollection("<text:span text:style-name="T19">ayan1</text:span>", {</text:p>
      <text:p text:style-name="Preformatted_20_Text"><text:tab/> <text:s text:c="2"/>validator: </text:p>
      <text:p text:style-name="Preformatted_20_Text"><text:tab/><text:tab/>{ </text:p>
      <text:p text:style-name="Preformatted_20_Text"><text:tab/><text:tab/><text:tab/>fn:{$type:"string"},</text:p>
      <text:p text:style-name="Preformatted_20_Text"><text:tab/><text:tab/><text:tab/>ln:{$type:"string"}}</text:p>
      <text:p text:style-name="Preformatted_20_Text"><text:tab/>})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6"><text:soft-page-break/>ASSIGNMENT 15</text:p>
      <text:p text:style-name="P16"/>
      <text:p text:style-name="Preformatted_20_Text"><text:span text:style-name="T34">Map reduces</text:span></text:p>
      <text:p text:style-name="Preformatted_20_Text"><text:span text:style-name="T34"/></text:p>
      <text:list xml:id="list122822567607398" text:continue-list="list122823686165389" text:style-name="L3">
        <text:list-item>
          <text:list>
            <text:list-item>
              <text:list>
                <text:list-header>
                  <text:p text:style-name="P1">var bull = db.<text:span text:style-name="T21">customer</text:span>.initializeUnorderedBulkOp();</text:p>
                  <text:p text:style-name="P1">bull.insert({<text:span text:style-name="T22">customer</text:span>:"MAN-ASI",<text:span text:style-name="T22">status:"A"</text:span>,point:1<text:span text:style-name="T20">3</text:span>2});</text:p>
                  <text:p text:style-name="P1">bull.insert({<text:span text:style-name="T22">customer</text:span>:"Dnyanu",<text:span text:style-name="T22">status:"A",</text:span>point:102});</text:p>
                  <text:p text:style-name="P1">bull.insert({<text:span text:style-name="T22">customer</text:span>:"MAN-ASI",<text:span text:style-name="T22">status:"A",</text:span>point:102});</text:p>
                  <text:p text:style-name="P1">bull.insert({<text:span text:style-name="T22">customer</text:span>:"MAN-ASI",<text:span text:style-name="T22">status:"A",</text:span>point:1<text:span text:style-name="T20">2</text:span>0});</text:p>
                  <text:p text:style-name="P1">bull.insert({<text:span text:style-name="T22">customer</text:span>:"<text:span text:style-name="T20">Kalpit</text:span>",<text:span text:style-name="T22">status:"A",</text:span>point:1<text:span text:style-name="T20">16</text:span>});</text:p>
                  <text:p text:style-name="P1">bull.insert({<text:span text:style-name="T22">customer</text:span>:"<text:span text:style-name="T20">Ayan</text:span>",<text:span text:style-name="T22">status:"A",</text:span>point:-1<text:span text:style-name="T20">74</text:span>});</text:p>
                  <text:p text:style-name="P1">bull.insert({<text:span text:style-name="T22">customer</text:span>:"Dnyanu",<text:span text:style-name="T22">status:"A",</text:span>point:1<text:span text:style-name="T20">21</text:span>});</text:p>
                  <text:p text:style-name="P1">bull.insert({<text:span text:style-name="T22">customer</text:span>:"<text:span text:style-name="T20">Deva</text:span>",<text:span text:style-name="T22">status:"A",</text:span>point:<text:span text:style-name="T20">3</text:span>1<text:span text:style-name="T20">1</text:span>});</text:p>
                  <text:p text:style-name="P1">bull.execute();</text:p>
                </text:list-header>
              </text:list>
            </text:list-item>
          </text:list>
        </text:list-item>
      </text:list>
      <text:p text:style-name="Preformatted_20_Text"/>
      <text:p text:style-name="Preformatted_20_Text"/>
      <text:p text:style-name="Preformatted_20_Text"/>
      <text:p text:style-name="Preformatted_20_Text">db.customer.mapReduce(</text:p>
      <text:p text:style-name="Preformatted_20_Text">function(){ emit(this.customer,this.point); },</text:p>
      <text:p text:style-name="Preformatted_20_Text"><text:tab/>function(key,value<text:span text:style-name="T23">s</text:span>){ return Array.sum( values ) },</text:p>
      <text:p text:style-name="Preformatted_20_Text"><text:tab/><text:tab/>{</text:p>
      <text:p text:style-name="P7"><text:tab/><text:tab/><text:tab/>query: {<text:span text:style-name="T22">status : "A"},</text:span></text:p>
      <text:p text:style-name="Preformatted_20_Text"><text:tab/><text:tab/><text:tab/><text:span text:style-name="T22">out:"order_total"</text:span></text:p>
      <text:p text:style-name="Preformatted_20_Text"><text:tab/><text:tab/><text:span text:style-name="T23">}</text:span><text:tab/></text:p>
      <text:p text:style-name="Preformatted_20_Text"/>
      <text:p text:style-name="Preformatted_20_Text">)</text:p>
      <text:p text:style-name="Preformatted_20_Text"/>
      <text:p text:style-name="P12">OUTPUT :</text:p>
      <text:p text:style-name="Preformatted_20_Text"/>
      <text:p text:style-name="Preformatted_20_Text">“_<text:span text:style-name="T24">id</text:span>” <text:span text:style-name="T24">is been emitted.</text:span></text:p>
      <text:p text:style-name="Preformatted_20_Text"/>
      <text:p text:style-name="P21">ORIGNAL </text:p>
      <text:p text:style-name="Preformatted_20_Text"/>
      <text:p text:style-name="P8">{ "customer" : "MAN-ASI", "status" : "A", "point" : 132 }</text:p>
      <text:p text:style-name="P8">{ "customer" : "Dnyanu", <text:s/>"status" : "A", "point" : 102 }</text:p>
      <text:p text:style-name="P8">{ "customer" : "MAN-ASI", "status" : "A", "point" : 102 }</text:p>
      <text:p text:style-name="P8">{ "customer" : "MAN-ASI", "status" : "<text:span text:style-name="T30">A</text:span>", "point" : 120 }</text:p>
      <text:p text:style-name="P8">{ "customer" : "Kalpit", <text:s/>"status" : "A", "point" : 116 }</text:p>
      <text:p text:style-name="P8">{ "customer" : "Ayan", <text:s text:c="3"/>"status" : "A", "point" :-174 }</text:p>
      <text:p text:style-name="P8">{ "customer" : "Dnyanu", <text:s/>"status" : "A", "point" : 121 }</text:p>
      <text:p text:style-name="P8">{ "customer" : "Deva", <text:s text:c="3"/>"status" : "A", "point" : 311 }</text:p>
      <text:p text:style-name="P8"/>
      <text:p text:style-name="P23">REDUCED TO</text:p>
      <text:p text:style-name="P8"/>
      <text:p text:style-name="P8">{ "_id" : "Ayan", "value" : -174 }</text:p>
      <text:p text:style-name="P8">{ "_id" : "Deva", "value" : 311 }</text:p>
      <text:p text:style-name="P8">{ "_id" : "Dnyanu", "value" : 223 }</text:p>
      <text:p text:style-name="P8">{ "_id" : "Kalpit", "value" : 116 }</text:p>
      <text:p text:style-name="P8">{ "_id" : "MAN-ASI", "value" : 354 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7">ASSIGNMENT 1<text:span text:style-name="T25">6</text:span></text:p>
      <text:p text:style-name="P17"/>
      <text:p text:style-name="P18"><text:span text:style-name="T26">Aggregation and Indexing</text:span></text:p>
      <text:p text:style-name="P9"/>
      <text:p text:style-name="P9"/>
      <text:p text:style-name="P9">db.<text:span text:style-name="T29">customer</text:span>.aggregate([</text:p>
      <text:p text:style-name="Preformatted_20_Text"><text:s text:c="3"/>{ $match: { status: "A" } },</text:p>
      <text:p text:style-name="Preformatted_20_Text"><text:s text:c="3"/>{ $group: { _id: "$<text:span text:style-name="T28">customer</text:span>", total: { $sum: "$<text:span text:style-name="T27">point</text:span>" } } }</text:p>
      <text:p text:style-name="P33">])</text:p>
      <text:p text:style-name="P22"/>
      <text:p text:style-name="P28">Aggregation</text:p>
      <text:p text:style-name="P28"/>
      <text:p text:style-name="P27"><text:span text:style-name="T33"><text:tab/></text:span>Aggregation operations process data records and return computed results. Aggregation operations group values from multiple documents together, and can perform a variety of operations on the grouped data to return a single result.</text:p>
      <text:p text:style-name="P22"/>
      <text:p text:style-name="P24">OUTPUT</text:p>
      <text:p text:style-name="P22"/>
      <text:p text:style-name="P22">ORIGNAL </text:p>
      <text:p text:style-name="P9"/>
      <text:p text:style-name="P10">{ "customer" : "MAN-ASI", "status" : "A", "point" : 132 }</text:p>
      <text:p text:style-name="P10">{ "customer" : "Dnyanu", <text:s/>"status" : "A", "point" : 102 }</text:p>
      <text:p text:style-name="P10">{ "customer" : "MAN-ASI", "status" : "A", "point" : 102 }</text:p>
      <text:p text:style-name="P10">{ "customer" : "MAN-ASI", "status" : "<text:span text:style-name="T32">B</text:span>", "point" : 120 }</text:p>
      <text:p text:style-name="P10">{ "customer" : "Kalpit", <text:s/>"status" : "A", "point" : 116 }</text:p>
      <text:p text:style-name="P10">{ "customer" : "Ayan", <text:s text:c="3"/>"status" : "A", "point" :-174 }</text:p>
      <text:p text:style-name="P10">{ "customer" : "Dnyanu", <text:s/>"status" : "A", "point" : 121 }</text:p>
      <text:p text:style-name="P10">{ "customer" : "Deva", <text:s text:c="3"/>"status" : "A", "point" : 311 }</text:p>
      <text:p text:style-name="P9"/>
      <text:p text:style-name="P9"/>
      <text:p text:style-name="P26">Aggregation Output</text:p>
      <text:p text:style-name="P9"/>
      <text:p text:style-name="P9"/>
      <text:p text:style-name="P26">{ "_id" : "Deva", "total" : 311 }</text:p>
      <text:p text:style-name="P26">{ "_id" : "MAN-ASI", "total" : 234 }</text:p>
      <text:p text:style-name="P26">{ "_id" : "Dnyanu", "total" : 223 }</text:p>
      <text:p text:style-name="P26">{ "_id" : "Kalpit", "total" : 116 }</text:p>
      <text:p text:style-name="P26">{ "_id" : "Ayan", "total" : -174 }</text:p>
      <text:p text:style-name="P26"/>
      <text:p text:style-name="P26"/>
      <text:p text:style-name="P28">Indexing</text:p>
      <text:p text:style-name="P28"/>
      <text:p text:style-name="P27"><text:span text:style-name="T37"><text:tab/></text:span>Indexes support the efficient execution of queries in MongoDB. Without indexes, MongoDB must perform a <text:span text:style-name="Emphasis">collection scan</text:span>, i.e. scan every document in a collection, to select those documents that match the query statement.</text:p>
      <text:p text:style-name="P27"/>
      <text:p text:style-name="P27">db.<text:span text:style-name="T30">customer</text:span>.createIndex( { <text:span text:style-name="T30">customer</text:span>: -1 } )</text:p>
      <text:p text:style-name="P27"/>
      <text:p text:style-name="P27"/>
      <text:p text:style-name="P26"/>
      <text:p text:style-name="P26"/>
      <text:p text:style-name="P26"/>
      <text:p text:style-name="P26"/>
      <text:p text:style-name="P26"/>
      <text:p text:style-name="P26">db.customer.getIndexes()</text:p>
      <text:p text:style-name="P26"><text:soft-page-break/>[</text:p>
      <text:p text:style-name="P26"><text:tab/>{</text:p>
      <text:p text:style-name="P26"><text:tab/><text:tab/>"v" : 2,</text:p>
      <text:p text:style-name="P26"><text:tab/><text:tab/>"key" : {</text:p>
      <text:p text:style-name="P26"><text:tab/><text:tab/><text:tab/>"_id" : 1</text:p>
      <text:p text:style-name="P26"><text:tab/><text:tab/>},</text:p>
      <text:p text:style-name="P26"><text:tab/><text:tab/>"name" : "_id_",</text:p>
      <text:p text:style-name="P26"><text:tab/><text:tab/>"ns" : "Shop.customer"</text:p>
      <text:p text:style-name="P26"><text:tab/>},</text:p>
      <text:p text:style-name="P26"><text:tab/>{</text:p>
      <text:p text:style-name="P26"><text:tab/><text:tab/>"v" : 2,</text:p>
      <text:p text:style-name="P26"><text:tab/><text:tab/>"key" : {</text:p>
      <text:p text:style-name="P26"><text:tab/><text:tab/><text:tab/>"customer" : -1</text:p>
      <text:p text:style-name="P26"><text:tab/><text:tab/>},</text:p>
      <text:p text:style-name="P26"><text:tab/><text:tab/>"name" : "customer_-1",</text:p>
      <text:p text:style-name="P26"><text:tab/><text:tab/>"ns" : "Shop.customer"</text:p>
      <text:p text:style-name="P26"><text:tab/>}</text:p>
      <text:p text:style-name="P26">]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4:41:59.607844171</meta:creation-date>
    <dc:date>2019-09-25T12:28:21.832289811</dc:date>
    <meta:editing-duration>PT3H21M17S</meta:editing-duration>
    <meta:editing-cycles>44</meta:editing-cycles>
    <meta:generator>LibreOffice/5.1.6.2$Linux_X86_64 LibreOffice_project/10m0$Build-2</meta:generator>
    <meta:document-statistic meta:table-count="1" meta:image-count="0" meta:object-count="0" meta:page-count="8" meta:paragraph-count="240" meta:word-count="950" meta:character-count="6950" meta:non-whitespace-character-count="5745"/>
  </office:meta>
</office:document-meta>
</file>